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3228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6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earch/find-a-number-in-the-array-having-least-difference-with-the-given-number-n----facebook">Find a number in the array having least difference with the given number (n) -- Facebook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earch/find-a-tuple-in-ascending-order---flipkart">Find a tuple in ascending order -- Flipkart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earch/find-an-element-in-a-rotated-sorted-array">Find an element in a rotated sorted array</text:a> 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<text:a xlink:href="https://sites.google.com/site/spaceofjameschen/home/search/find-an-element-in-a-sorted-matrix">Find an element in a sorted matrix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the-element-whose-value-is-equal-to-its-index">Find an element whose value is equal to its index.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and-replace-a-specified-pattern----microsoft">Find and replace a specified pattern -- Microsof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minimum-absolute-difference-btween-two-numbers-in-2-arrays----amazon">Find minimum absolute difference btween two numbers in 2 arrays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minimum-number-of-players-that-the-total-followers-equal-to-k----amazon">Find minimum number of players that the total followers equal to K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no-of-a-words-in-a-sentence----microsoft">Find no of 'a' words in a sentence -- Microsof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period-when-maximum-number-of-animals-lived----amazon">Find period when maximum number of animals lived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string-in-a-sorted-array-interspersing-with-spaces">Find string in a sorted array interspersing with space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the-character-with-the-second-highest-frequency">Find the character with the second highest frequency -- Twitter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the-existence-of-2-elements-in-array-sum-which-equals-to-k">Find the existence of 2 elements in array sum which equals to k -- Adob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first-element-in-an-array">Find the first element in a sorted array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the-first-occurence-of-this-number-index-in-this-array-without-using-linear-search-amazon">Find the first occurrence of this number (index) in this array without using linear search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the-start-and-end-indexes-of-the-number-in-the-array">Find the start and end indexes of the number in the array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thestrategythathasthehighestpayoff--bloomberg">Find the strategy that has the highest pay off -- Bloomberg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-triple----google">Find triple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findtripletsinanarraythatsumtozero--google">Find triplets in an array that sum to zero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earch/saddleback-search----amazon">Saddleback Search -- Amazon</text:a> </text:p>
          </table:table-cell>
          <table:table-cell table:number-columns-repeated="2"/>
        </table:table-row>
        <table:table-row table:style-name="ro2" table:number-rows-repeated="18">
          <table:table-cell table:style-name="ce4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07:18</dc:date>
    <dc:creator>tejas </dc:creator>
    <meta:editing-duration>PT11M14S</meta:editing-duration>
    <meta:editing-cycles>11</meta:editing-cycles>
    <meta:generator>LibreOffice/3.5$Linux_x86 LibreOffice_project/350m1$Build-202</meta:generator>
    <meta:document-statistic meta:table-count="3" meta:cell-count="23" meta:object-count="0"/>
  </office:meta>
</office:document-meta>
</file>